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5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var_diff</text:p>
          </table:table-cell>
          <table:table-cell office:value-type="string" table:style-name="ce2">
            <text:p>Post-socialist EU members</text:p>
          </table:table-cell>
          <table:table-cell office:value-type="string" table:style-name="ce2">
            <text:p>Post-socialist non-EU members</text:p>
          </table:table-cell>
          <table:table-cell office:value-type="string" table:style-name="ce2">
            <text:p>Western European<text:s/>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DP per capita</text:p>
          </table:table-cell>
          <table:table-cell office:value-type="float" office:value="15110.08654545454" table:style-name="ce4">
            <text:p>15 110,09</text:p>
          </table:table-cell>
          <table:table-cell office:value-type="float" office:value="4858.5766857142862" table:style-name="ce4">
            <text:p>4 858,58</text:p>
          </table:table-cell>
          <table:table-cell office:value-type="float" office:value="30381.13833333334" table:style-name="ce4">
            <text:p>30 381,1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unemployment</text:p>
          </table:table-cell>
          <table:table-cell office:value-type="float" office:value="-2.602818181818181" table:style-name="ce4">
            <text:p>-2,60</text:p>
          </table:table-cell>
          <table:table-cell office:value-type="float" office:value="3.669857142857142" table:style-name="ce4">
            <text:p>3,67</text:p>
          </table:table-cell>
          <table:table-cell office:value-type="float" office:value="-1.4318" table:style-name="ce4">
            <text:p>-1,4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chool enrollment</text:p>
          </table:table-cell>
          <table:table-cell office:value-type="float" office:value="48.419054545454543" table:style-name="ce4">
            <text:p>48,42</text:p>
          </table:table-cell>
          <table:table-cell office:value-type="float" office:value="26.412404285714299" table:style-name="ce4">
            <text:p>26,41</text:p>
          </table:table-cell>
          <table:table-cell office:value-type="float" office:value="34.008902571428571" table:style-name="ce4">
            <text:p>34,0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abor productivity growth</text:p>
          </table:table-cell>
          <table:table-cell office:value-type="float" office:value="8.2172727272727268" table:style-name="ce4">
            <text:p>8,22</text:p>
          </table:table-cell>
          <table:table-cell office:value-type="float" office:value="9.4871428571428567" table:style-name="ce4">
            <text:p>9,49</text:p>
          </table:table-cell>
          <table:table-cell office:value-type="float" office:value="-1.118666666666666" table:style-name="ce4">
            <text:p>-1,1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labor productivity level</text:p>
          </table:table-cell>
          <table:table-cell office:value-type="float" office:value="20559.700909090901" table:style-name="ce4">
            <text:p>20 559,70</text:p>
          </table:table-cell>
          <table:table-cell office:value-type="float" office:value="6005.9962857142846" table:style-name="ce4">
            <text:p>6 006,00</text:p>
          </table:table-cell>
          <table:table-cell office:value-type="float" office:value="30106.993999999992" table:style-name="ce4">
            <text:p>30 106,9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rade</text:p>
          </table:table-cell>
          <table:table-cell office:value-type="float" office:value="53.321058181818188" table:style-name="ce4">
            <text:p>53,32</text:p>
          </table:table-cell>
          <table:table-cell office:value-type="float" office:value="17.431730000000002" table:style-name="ce4">
            <text:p>17,43</text:p>
          </table:table-cell>
          <table:table-cell office:value-type="float" office:value="50.461704666666648" table:style-name="ce4">
            <text:p>50,4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ax revenue</text:p>
          </table:table-cell>
          <table:table-cell office:value-type="float" office:value="-4.5383000000001061E-2" table:style-name="ce4">
            <text:p>-0,05</text:p>
          </table:table-cell>
          <table:table-cell office:value-type="float" office:value="-3.0657571428571408" table:style-name="ce4">
            <text:p>-3,07</text:p>
          </table:table-cell>
          <table:table-cell office:value-type="float" office:value="0.92359500000000949" table:style-name="ce4">
            <text:p>0,9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xpense (% GDP)</text:p>
          </table:table-cell>
          <table:table-cell office:value-type="float" office:value="2.7144140272727308" table:style-name="ce4">
            <text:p>2,71</text:p>
          </table:table-cell>
          <table:table-cell office:value-type="float" office:value="-1.6069814285714299" table:style-name="ce4">
            <text:p>-1,61</text:p>
          </table:table-cell>
          <table:table-cell office:value-type="float" office:value="-1.2230300000000009" table:style-name="ce4">
            <text:p>-1,2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ocial protection</text:p>
          </table:table-cell>
          <table:table-cell office:value-type="float" office:value="0.6234509090909075" table:style-name="ce4">
            <text:p>0,62</text:p>
          </table:table-cell>
          <table:table-cell office:value-type="float" office:value="1.957519285714286" table:style-name="ce4">
            <text:p>1,96</text:p>
          </table:table-cell>
          <table:table-cell office:value-type="float" office:value="0.70256766666666692" table:style-name="ce4">
            <text:p>0,7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olitical corruption index</text:p>
          </table:table-cell>
          <table:table-cell office:value-type="float" office:value="-4.0000000000000042E-2" table:style-name="ce4">
            <text:p>-0,04</text:p>
          </table:table-cell>
          <table:table-cell office:value-type="float" office:value="3.2857142857142918E-2" table:style-name="ce4">
            <text:p>0,03</text:p>
          </table:table-cell>
          <table:table-cell office:value-type="float" office:value="-1.8666666666666672E-2" table:style-name="ce4">
            <text:p>-0,0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ivil liberties rating</text:p>
          </table:table-cell>
          <table:table-cell office:value-type="float" office:value="-1.1818181818181821" table:style-name="ce4">
            <text:p>-1,18</text:p>
          </table:table-cell>
          <table:table-cell office:value-type="float" office:value="0.71428571428571441" table:style-name="ce4">
            <text:p>0,71</text:p>
          </table:table-cell>
          <table:table-cell office:value-type="float" office:value="-6.6666666666666652E-2" table:style-name="ce4">
            <text:p>-0,0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emocracy index</text:p>
          </table:table-cell>
          <table:table-cell office:value-type="float" office:value="2.0909090909090908" table:style-name="ce4">
            <text:p>2,09</text:p>
          </table:table-cell>
          <table:table-cell office:value-type="float" office:value="0.42857142857142883" table:style-name="ce4">
            <text:p>0,43</text:p>
          </table:table-cell>
          <table:table-cell office:value-type="float" office:value="-0.33333333333333393" table:style-name="ce4">
            <text:p>-0,3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ini coefficient (pretax)</text:p>
          </table:table-cell>
          <table:table-cell office:value-type="float" office:value="8.7669636363636394E-2" table:style-name="ce4">
            <text:p>0,09</text:p>
          </table:table-cell>
          <table:table-cell office:value-type="float" office:value="3.0818428571428521E-2" table:style-name="ce4">
            <text:p>0,03</text:p>
          </table:table-cell>
          <table:table-cell office:value-type="float" office:value="4.1741533333333407E-2" table:style-name="ce4">
            <text:p>0,0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op1% (pretax)</text:p>
          </table:table-cell>
          <table:table-cell office:value-type="float" office:value="4.5327272727272737E-2" table:style-name="ce4">
            <text:p>0,05</text:p>
          </table:table-cell>
          <table:table-cell office:value-type="float" office:value="2.237142857142858E-2" table:style-name="ce4">
            <text:p>0,02</text:p>
          </table:table-cell>
          <table:table-cell office:value-type="float" office:value="1.61E-2" table:style-name="ce4">
            <text:p>0,0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op10% (pretax)</text:p>
          </table:table-cell>
          <table:table-cell office:value-type="float" office:value="6.7654545454545467E-2" table:style-name="ce4">
            <text:p>0,07</text:p>
          </table:table-cell>
          <table:table-cell office:value-type="float" office:value="3.8257142857142823E-2" table:style-name="ce4">
            <text:p>0,04</text:p>
          </table:table-cell>
          <table:table-cell office:value-type="float" office:value="3.1560000000000088E-2" table:style-name="ce4">
            <text:p>0,0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ottom50% (pretax)</text:p>
          </table:table-cell>
          <table:table-cell office:value-type="float" office:value="-3.9300000000000057E-2" table:style-name="ce4">
            <text:p>-0,04</text:p>
          </table:table-cell>
          <table:table-cell office:value-type="float" office:value="-1.304285714285711E-2" table:style-name="ce4">
            <text:p>-0,01</text:p>
          </table:table-cell>
          <table:table-cell office:value-type="float" office:value="-1.093333333333338E-2" table:style-name="ce4">
            <text:p>-0,0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ottom40% (pretax)</text:p>
          </table:table-cell>
          <table:table-cell office:value-type="float" office:value="-2.9436363636363649E-2" table:style-name="ce4">
            <text:p>-0,03</text:p>
          </table:table-cell>
          <table:table-cell office:value-type="float" office:value="-8.7714285714285689E-3" table:style-name="ce4">
            <text:p>-0,01</text:p>
          </table:table-cell>
          <table:table-cell office:value-type="float" office:value="-1.241999999999999E-2" table:style-name="ce4">
            <text:p>-0,0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alma ratio (pretax)</text:p>
          </table:table-cell>
          <table:table-cell office:value-type="float" office:value="0.92775463636363553" table:style-name="ce4">
            <text:p>0,93</text:p>
          </table:table-cell>
          <table:table-cell office:value-type="float" office:value="0.3652419999999994" table:style-name="ce4">
            <text:p>0,37</text:p>
          </table:table-cell>
          <table:table-cell office:value-type="float" office:value="0.42873406666666719" table:style-name="ce4">
            <text:p>0,4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ini coefficient (posttax)</text:p>
          </table:table-cell>
          <table:table-cell office:value-type="float" office:value="9.0018545454545518E-2" table:style-name="ce4">
            <text:p>0,09</text:p>
          </table:table-cell>
          <table:table-cell office:value-type="float" office:value="2.5290428571428551E-2" table:style-name="ce4">
            <text:p>0,03</text:p>
          </table:table-cell>
          <table:table-cell office:value-type="float" office:value="1.7248199999999991E-2" table:style-name="ce4">
            <text:p>0,0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op1% (posttax)</text:p>
          </table:table-cell>
          <table:table-cell office:value-type="float" office:value="4.338181818181816E-2" table:style-name="ce4">
            <text:p>0,04</text:p>
          </table:table-cell>
          <table:table-cell office:value-type="float" office:value="2.9985714285714251E-2" table:style-name="ce4">
            <text:p>0,03</text:p>
          </table:table-cell>
          <table:table-cell office:value-type="float" office:value="9.7037333333333392E-3" table:style-name="ce4">
            <text:p>0,0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op10% (posttax)</text:p>
          </table:table-cell>
          <table:table-cell office:value-type="float" office:value="6.8818181818181862E-2" table:style-name="ce4">
            <text:p>0,07</text:p>
          </table:table-cell>
          <table:table-cell office:value-type="float" office:value="4.8000000000000043E-2" table:style-name="ce4">
            <text:p>0,05</text:p>
          </table:table-cell>
          <table:table-cell office:value-type="float" office:value="1.532340000000001E-2" table:style-name="ce4">
            <text:p>0,0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ottom50% (posttax)</text:p>
          </table:table-cell>
          <table:table-cell office:value-type="float" office:value="-4.3490909090909052E-2" table:style-name="ce4">
            <text:p>-0,04</text:p>
          </table:table-cell>
          <table:table-cell office:value-type="float" office:value="-1.632857142857139E-2" table:style-name="ce4">
            <text:p>-0,02</text:p>
          </table:table-cell>
          <table:table-cell office:value-type="float" office:value="-8.9413999999999327E-3" table:style-name="ce4">
            <text:p>-0,01</text:p>
          </table:table-cell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Monika Wesołowska</meta:initial-creator>
    <dc:creator>Monika Wesołowska</dc:creator>
    <meta:creation-date>2025-04-25T15:44:47Z</meta:creation-date>
    <dc:date>2025-04-25T15:45:56Z</dc:date>
  </office:meta>
</office:document-meta>
</file>